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221" officeooo:paragraph-rsid="000f7221"/>
    </style:style>
    <style:style style:name="P2" style:family="paragraph" style:parent-style-name="Standard">
      <style:text-properties officeooo:rsid="000f7221" officeooo:paragraph-rsid="001ca9e8"/>
    </style:style>
    <style:style style:name="P3" style:family="paragraph" style:parent-style-name="Standard">
      <style:text-properties officeooo:rsid="000ff9dd" officeooo:paragraph-rsid="001fd94a"/>
    </style:style>
    <style:style style:name="P4" style:family="paragraph" style:parent-style-name="Standard">
      <style:text-properties officeooo:rsid="001c2509" officeooo:paragraph-rsid="001c2509"/>
    </style:style>
    <style:style style:name="P5" style:family="paragraph" style:parent-style-name="Standard">
      <style:text-properties officeooo:rsid="001c2509" officeooo:paragraph-rsid="001ca9e8"/>
    </style:style>
    <style:style style:name="P6" style:family="paragraph" style:parent-style-name="Standard">
      <style:text-properties officeooo:rsid="001ca9e8" officeooo:paragraph-rsid="001ca9e8"/>
    </style:style>
    <style:style style:name="P7" style:family="paragraph" style:parent-style-name="Standard">
      <style:text-properties officeooo:rsid="001ca9e8" officeooo:paragraph-rsid="001fd94a"/>
    </style:style>
    <style:style style:name="P8" style:family="paragraph" style:parent-style-name="Standard">
      <style:text-properties officeooo:rsid="0010b8e5" officeooo:paragraph-rsid="001fd94a"/>
    </style:style>
    <style:style style:name="P9" style:family="paragraph" style:parent-style-name="Standard">
      <style:text-properties officeooo:rsid="00232cfe" officeooo:paragraph-rsid="00232cfe"/>
    </style:style>
    <style:style style:name="P10" style:family="paragraph" style:parent-style-name="Standard">
      <style:text-properties style:text-line-through-style="none" style:text-line-through-type="none" officeooo:rsid="000ff9dd" officeooo:paragraph-rsid="000ff9dd"/>
    </style:style>
    <style:style style:name="P11" style:family="paragraph" style:parent-style-name="Standard">
      <style:text-properties style:text-line-through-style="none" style:text-line-through-type="none" officeooo:rsid="000f7221" officeooo:paragraph-rsid="00187b6a"/>
    </style:style>
    <style:style style:name="P12" style:family="paragraph" style:parent-style-name="Standard">
      <style:text-properties style:text-line-through-style="none" style:text-line-through-type="none" officeooo:rsid="000f7221" officeooo:paragraph-rsid="001ca9e8"/>
    </style:style>
    <style:style style:name="P13" style:family="paragraph" style:parent-style-name="Standard">
      <style:text-properties style:text-line-through-style="none" style:text-line-through-type="none" officeooo:rsid="000f7221" officeooo:paragraph-rsid="00179fed"/>
    </style:style>
    <style:style style:name="P14" style:family="paragraph" style:parent-style-name="Standard">
      <style:text-properties style:text-line-through-style="none" style:text-line-through-type="none" officeooo:rsid="000f7221" officeooo:paragraph-rsid="000f7221"/>
    </style:style>
    <style:style style:name="P15" style:family="paragraph" style:parent-style-name="Standard">
      <style:text-properties style:text-line-through-style="none" style:text-line-through-type="none" officeooo:rsid="000f7221" officeooo:paragraph-rsid="00236039"/>
    </style:style>
    <style:style style:name="P16" style:family="paragraph" style:parent-style-name="Standard">
      <style:text-properties style:text-line-through-style="none" style:text-line-through-type="none" officeooo:rsid="001a016a" officeooo:paragraph-rsid="001a016a"/>
    </style:style>
    <style:style style:name="P17" style:family="paragraph" style:parent-style-name="Standard">
      <style:text-properties style:text-line-through-style="none" style:text-line-through-type="none" officeooo:rsid="001540b5" officeooo:paragraph-rsid="001540b5"/>
    </style:style>
    <style:style style:name="P18" style:family="paragraph" style:parent-style-name="Standard">
      <style:text-properties style:text-line-through-style="none" style:text-line-through-type="none" officeooo:rsid="001ca9e8" officeooo:paragraph-rsid="001ca9e8"/>
    </style:style>
    <style:style style:name="P19" style:family="paragraph" style:parent-style-name="Standard">
      <style:text-properties style:text-line-through-style="none" style:text-line-through-type="none" officeooo:rsid="00236039" officeooo:paragraph-rsid="00236039"/>
    </style:style>
    <style:style style:name="P20" style:family="paragraph" style:parent-style-name="Standard">
      <style:text-properties officeooo:rsid="000f7221" officeooo:paragraph-rsid="000f7221"/>
    </style:style>
    <style:style style:name="P21" style:family="paragraph" style:parent-style-name="Standard">
      <style:text-properties fo:font-size="15pt" fo:font-weight="bold" officeooo:rsid="000f7221" officeooo:paragraph-rsid="000f7221" style:font-size-asian="15pt" style:font-weight-asian="bold" style:font-size-complex="15pt" style:font-weight-complex="bold"/>
    </style:style>
    <style:style style:name="T1" style:family="text">
      <style:text-properties officeooo:rsid="000ff9dd"/>
    </style:style>
    <style:style style:name="T2" style:family="text">
      <style:text-properties officeooo:rsid="00187b6a"/>
    </style:style>
    <style:style style:name="T3" style:family="text">
      <style:text-properties officeooo:rsid="0023e66b"/>
    </style:style>
    <style:style style:name="T4" style:family="text">
      <style:text-properties officeooo:rsid="001dea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Mitgliederversammlung 2019</text:p>
      <text:p text:style-name="P1"/>
      <text:p text:style-name="P6">Totengedenken</text:p>
      <text:p text:style-name="P6"/>
      <text:p text:style-name="P8">Sehr heißer Sommer</text:p>
      <text:p text:style-name="P9">Mastjahr</text:p>
      <text:p text:style-name="P1"/>
      <text:p text:style-name="P10">22.03.2018 Mitgliederversammlung</text:p>
      <text:p text:style-name="P10"><text:bookmark-start text:name="__DdeLink__218_2856958841"/>20.04.2018 <text:bookmark-end text:name="__DdeLink__218_2856958841"/>Siglinde im Kübel</text:p>
      <text:p text:style-name="P15"><text:span text:style-name="T2">23</text:span>.0<text:span text:style-name="T2">4 </text:span>Einweihung Alpinum im Kreismustergarten</text:p>
      <text:p text:style-name="P19">26.05. Aufsicht Kreismustergarten</text:p>
      <text:p text:style-name="P16"><text:span text:style-name="T2">3</text:span>1.05 Froniehcnam</text:p>
      <text:p text:style-name="P12"><text:s text:c="4"/>• Irmgard Faul und Resi Donau haben Altar geschmückt</text:p>
      <text:p text:style-name="P12"><text:s text:c="4"/>• Armin Kast und Rainer Schneider habe Fahnen aufgestellt, Georg hat beim Abbauen geholfen</text:p>
      <text:p text:style-name="P12"><text:s text:c="4"/>• Fahnenstangen sind bei Georg, Fahnen bei Raine</text:p>
      <text:p text:style-name="P12"/>
      <text:p text:style-name="P13">11.06 Besichtigung Rosengarten in Oberfahlheim für Gartenpfleger <text:s/></text:p>
      <text:p text:style-name="P10"><text:bookmark-start text:name="__DdeLink__220_2856958841"/>Tag der offenen Gartentür am 24.06. 2018<text:bookmark-end text:name="__DdeLink__220_2856958841"/></text:p>
      <text:p text:style-name="P10">0<text:bookmark-start text:name="__DdeLink__222_2856958841"/>7.07.2018 Ausflug nach Hohenheim<text:bookmark-end text:name="__DdeLink__222_2856958841"/></text:p>
      <text:p text:style-name="P11">Aufsicht im Kreismustergarten</text:p>
      <text:p text:style-name="P17">Ausflug nach Würzburg</text:p>
      <text:p text:style-name="P10"><text:bookmark-start text:name="__DdeLink__224_2856958841"/>03.10.2018 Kartoffelfest<text:bookmark-end text:name="__DdeLink__224_2856958841"/></text:p>
      <text:p text:style-name="P10">Kreisversammlung der Kreisverbandes 15.11</text:p>
      <text:p text:style-name="P10">03.10.2018 Weihnachtsmarkt</text:p>
      <text:p text:style-name="P10"><text:bookmark-start text:name="__DdeLink__104_2338183275"/>26.01.2019 Baumschnittkurs Streuobstwiese<text:bookmark-end text:name="__DdeLink__104_2338183275"/></text:p>
      <text:p text:style-name="P14"><text:bookmark-start text:name="__DdeLink__106_2338183275"/>09.03.2019 Baumschnittkurs<text:bookmark-end text:name="__DdeLink__106_2338183275"/></text:p>
      <text:p text:style-name="P14">16.03.2019 Gartenpflegerkurs Unterelchingen</text:p>
      <text:p text:style-name="P14"><text:bookmark-start text:name="__DdeLink__108_2338183275"/>23.03.2019 Streuobstwiese Baumpflege<text:bookmark-end text:name="__DdeLink__108_2338183275"/></text:p>
      <text:p text:style-name="P12"><text:tab/><text:span text:style-name="T1">Benjehecke</text:span></text:p>
      <text:p text:style-name="P12"><text:tab/><text:span text:style-name="T3">Streuobsterfassung Leader Projekt</text:span></text:p>
      <text:p text:style-name="P12"/>
      <text:p text:style-name="P18">Baumpaten</text:p>
      <text:p text:style-name="P2"/>
      <text:p text:style-name="P2">Dorfverschönerung</text:p>
      <text:p text:style-name="P2"/>
      <text:p text:style-name="P6">Engagement Artenvielvalt</text:p>
      <text:p text:style-name="P6"><text:tab/>Blühende Landschaft durch Artenreiche Wildblumenwiesen</text:p>
      <text:p text:style-name="P1"/>
      <text:p text:style-name="P7">Vorteile Baum </text:p>
      <text:p text:style-name="P1"/>
      <text:p text:style-name="P6"><text:bookmark-start text:name="__DdeLink__156_759497866"/>Wettbewerb Gartenbauvereine<text:bookmark-end text:name="__DdeLink__156_759497866"/></text:p>
      <text:p text:style-name="P2"/>
      <text:p text:style-name="P1">Bank zwischen Schießen und Schleebuch</text:p>
      <text:p text:style-name="P1"/>
      <text:p text:style-name="P1">Neue Datenschutzverordnung</text:p>
      <text:p text:style-name="P1"><text:s text:c="4"/>• Brief an jedes Mitglied mit gespeicherten Informationen</text:p>
      <text:p text:style-name="P1"/>
      <text:p text:style-name="P3">Homepage</text:p>
      <text:p text:style-name="P1"/>
      <text:p text:style-name="P7">Kündigung Allianz-Versicherung</text:p>
      <text:p text:style-name="P5"/>
      <text:p text:style-name="P4">Kräuterwanderung, <text:span text:style-name="T4">Flohmark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ner Schneider</meta:initial-creator>
    <meta:creation-date>2019-03-30T06:26:36.097323186</meta:creation-date>
    <dc:date>2019-04-03T21:12:15.331029663</dc:date>
    <meta:editing-duration>PT5H50M54S</meta:editing-duration>
    <meta:editing-cycles>10</meta:editing-cycles>
    <meta:generator>LibreOffice/6.0.7.3$Linux_X86_64 LibreOffice_project/00m0$Build-3</meta:generator>
    <dc:creator>Rainer Schneider</dc:creator>
    <meta:printed-by>Rainer Schneider</meta:printed-by>
    <meta:print-date>2019-04-03T21:12:07.871072923</meta:print-date>
    <meta:document-statistic meta:table-count="0" meta:image-count="0" meta:object-count="0" meta:page-count="1" meta:paragraph-count="38" meta:word-count="134" meta:character-count="1228" meta:non-whitespace-character-count="1110"/>
  </office:meta>
</office:document-meta>
</file>